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0.5374in"/>
    </style:style>
    <style:style style:name="co13" style:family="table-column">
      <style:table-column-properties fo:break-before="auto" style:column-width="3.7283in"/>
    </style:style>
    <style:style style:name="co14" style:family="table-column">
      <style:table-column-properties fo:break-before="auto" style:column-width="1.6646in"/>
    </style:style>
    <style:style style:name="co15" style:family="table-column">
      <style:table-column-properties fo:break-before="auto" style:column-width="4.0102in"/>
    </style:style>
    <style:style style:name="co16" style:family="table-column">
      <style:table-column-properties fo:break-before="auto" style:column-width="1.3327in"/>
    </style:style>
    <style:style style:name="co17" style:family="table-column">
      <style:table-column-properties fo:break-before="auto" style:column-width="1.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52in" fo:break-before="auto" style:use-optimal-row-height="false"/>
    </style:style>
    <style:style style:name="ro7" style:family="table-row">
      <style:table-row-properties style:row-height="0.1862in" fo:break-before="auto" style:use-optimal-row-height="false"/>
    </style:style>
    <style:style style:name="ro8" style:family="table-row">
      <style:table-row-properties style:row-height="0.2618in" fo:break-before="auto" style:use-optimal-row-height="false"/>
    </style:style>
    <style:style style:name="ro9" style:family="table-row">
      <style:table-row-properties style:row-height="0.2783in" fo:break-before="auto" style:use-optimal-row-height="true"/>
    </style:style>
    <style:style style:name="ro10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6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84"/>
    <style:style style:name="ce9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1"/>
    <style:style style:name="ce11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top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7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1" style:family="table-cell" style:parent-style-name="Default">
      <style:table-cell-properties fo:background-color="#cccccc"/>
    </style:style>
    <style:style style:name="ce22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4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7" style:family="table-cell" style:parent-style-name="Default" style:data-style-name="N2"/>
    <style:style style:name="ce28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9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0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1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2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3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4" style:family="table-cell" style:parent-style-name="Default">
      <style:table-cell-properties style:vertical-align="middle"/>
    </style:style>
    <style:style style:name="ce35" style:family="table-cell" style:parent-style-name="Default">
      <style:table-cell-properties fo:border-bottom="0.0008in solid #000000" fo:border-left="none" fo:border-right="none" fo:border-top="none"/>
    </style:style>
    <style:style style:name="ce36" style:family="table-cell" style:parent-style-name="Default">
      <style:table-cell-properties fo:border-bottom="0.0008in solid #000000" fo:border-left="none" fo:border-right="none" fo:border-top="0.0008in solid #000000"/>
    </style:style>
    <style:style style:name="ce37" style:family="table-cell" style:parent-style-name="Default">
      <style:table-cell-properties fo:border-bottom="none" fo:border-left="none" fo:border-right="none" fo:border-top="0.0008in solid #000000"/>
    </style:style>
    <style:style style:name="ce38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39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1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5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1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8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/>
          <table:table-cell table:style-name="ce5" office:value-type="string">
            <text:p>Ref: FA08-74-DIAGTOOL</text:p>
          </table:table-cell>
          <table:table-cell table:style-name="ce5"/>
          <table:table-cell/>
          <table:table-cell table:style-name="ce8"/>
          <table:table-cell/>
          <table:table-cell table:style-name="ce13" office:value-type="date" office:date-value="2009-02-05">
            <office:annotation draw:style-name="gr1" draw:text-style-name="P2" svg:width="1.1323in" svg:height="0.6992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2-05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4" office:value-type="string">
            <text:p>Activity</text:p>
          </table:table-cell>
          <table:table-cell table:style-name="ce4" office:value-type="string">
            <text:p>Person</text:p>
          </table:table-cell>
          <table:table-cell table:style-name="ce6" office:value-type="string">
            <text:p>Assigned</text:p>
          </table:table-cell>
          <table:table-cell table:style-name="ce6" office:value-type="string">
            <text:p>Due Date</text:p>
          </table:table-cell>
          <table:table-cell table:style-name="ce6" office:value-type="string">
            <text:p>New Due Date</text:p>
          </table:table-cell>
          <table:table-cell table:style-name="ce11" office:value-type="string">
            <text:p>Status</text:p>
          </table:table-cell>
          <table:table-cell table:style-name="ce14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3" table:formula="of:=[.A8]+1" office:value-type="float" office:value="7">
            <text:p>7</text:p>
          </table:table-cell>
          <table:table-cell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0.5">
            <text:p>50.00%</text:p>
          </table:table-cell>
          <table:table-cell table:style-name="ce15" office:value-type="string">
            <text:p>Still looking into our options, this is a fairly long-term deal.</text:p>
          </table:table-cell>
        </table:table-row>
        <table:table-row table:style-name="ro3">
          <table:table-cell table:style-name="ce3" table:formula="of:=[.A9]+1" office:value-type="float" office:value="8">
            <text:p>8</text:p>
          </table:table-cell>
          <table:table-cell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10]+1" office:value-type="float" office:value="9">
            <text:p>9</text:p>
          </table:table-cell>
          <table:table-cell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11]+1" office:value-type="float" office:value="10">
            <text:p>10</text:p>
          </table:table-cell>
          <table:table-cell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12]+1" office:value-type="float" office:value="11">
            <text:p>11</text:p>
          </table:table-cell>
          <table:table-cell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13]+1" office:value-type="float" office:value="12">
            <text:p>12</text:p>
          </table:table-cell>
          <table:table-cell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ill have done when we get the proposal put together.</text:p>
          </table:table-cell>
        </table:table-row>
        <table:table-row table:style-name="ro3">
          <table:table-cell table:style-name="ce3" table:formula="of:=[.A14]+1" office:value-type="float" office:value="13">
            <text:p>13</text:p>
          </table:table-cell>
          <table:table-cell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15]+1" office:value-type="float" office:value="14">
            <text:p>14</text:p>
          </table:table-cell>
          <table:table-cell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7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16]+1" office:value-type="float" office:value="15">
            <text:p>15</text:p>
          </table:table-cell>
          <table:table-cell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Turned in to instructors.</text:p>
          </table:table-cell>
        </table:table-row>
        <table:table-row table:style-name="ro3">
          <table:table-cell table:style-name="ce3" table:formula="of:=[.A17]+1" office:value-type="float" office:value="16">
            <text:p>16</text:p>
          </table:table-cell>
          <table:table-cell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18]+1" office:value-type="float" office:value="17">
            <text:p>17</text:p>
          </table:table-cell>
          <table:table-cell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19]+1" office:value-type="float" office:value="18">
            <text:p>18</text:p>
          </table:table-cell>
          <table:table-cell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20]+1" office:value-type="float" office:value="19">
            <text:p>19</text:p>
          </table:table-cell>
          <table:table-cell office:value-type="string">
            <text:p>Demonstrate usage of Git</text:p>
          </table:table-cell>
          <table:table-cell office:value-type="string">
            <text:p>JL</text:p>
          </table:table-cell>
          <table:table-cell table:style-name="ce7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Show the teammates interactively how to use Git</text:p>
          </table:table-cell>
        </table:table-row>
        <table:table-row table:style-name="ro3">
          <table:table-cell table:style-name="ce3" table:formula="of:=[.A21]+1" office:value-type="float" office:value="20">
            <text:p>20</text:p>
          </table:table-cell>
          <table:table-cell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9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<text:s/>Not necessary anymore.</text:p>
          </table:table-cell>
        </table:table-row>
        <table:table-row table:style-name="ro4">
          <table:table-cell table:style-name="ce3" table:formula="of:=[.A22]+1" office:value-type="float" office:value="21">
            <text:p>21</text:p>
          </table:table-cell>
          <table:table-cell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8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3" table:formula="of:=[.A23]+1" office:value-type="float" office:value="22">
            <text:p>22</text:p>
          </table:table-cell>
          <table:table-cell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8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3" table:formula="of:=[.A24]+1" office:value-type="float" office:value="23">
            <text:p>23</text:p>
          </table:table-cell>
          <table:table-cell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8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3" table:formula="of:=[.A25]+1" office:value-type="float" office:value="24">
            <text:p>24</text:p>
          </table:table-cell>
          <table:table-cell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8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Haven't found much in the way of direct or extreme-near matches.</text:p>
          </table:table-cell>
        </table:table-row>
        <table:table-row table:style-name="ro3">
          <table:table-cell table:style-name="ce3" table:formula="of:=[.A26]+1" office:value-type="float" office:value="25">
            <text:p>25</text:p>
          </table:table-cell>
          <table:table-cell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27]+1" office:value-type="float" office:value="26">
            <text:p>26</text:p>
          </table:table-cell>
          <table:table-cell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28]+1" office:value-type="float" office:value="27">
            <text:p>27</text:p>
          </table:table-cell>
          <table:table-cell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Joint Project with DP, 25V/1A, .1V/1mA</text:p>
          </table:table-cell>
        </table:table-row>
        <table:table-row table:style-name="ro3">
          <table:table-cell table:style-name="ce3" table:formula="of:=[.A29]+1" office:value-type="float" office:value="28">
            <text:p>28</text:p>
          </table:table-cell>
          <table:table-cell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Joint Project with WT, Square Wave/Sine Wave, 8bit on the LA</text:p>
          </table:table-cell>
        </table:table-row>
        <table:table-row table:style-name="ro3">
          <table:table-cell table:style-name="ce3" table:formula="of:=[.A30]+1" office:value-type="float" office:value="29">
            <text:p>29</text:p>
          </table:table-cell>
          <table:table-cell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/r/t the subsystem</text:p>
          </table:table-cell>
        </table:table-row>
        <table:table-row table:style-name="ro3">
          <table:table-cell table:style-name="ce3" table:formula="of:=[.A31]+1" office:value-type="float" office:value="30">
            <text:p>30</text:p>
          </table:table-cell>
          <table:table-cell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/r/t the subsystem</text:p>
          </table:table-cell>
        </table:table-row>
        <table:table-row table:style-name="ro3">
          <table:table-cell table:style-name="ce3" table:formula="of:=[.A32]+1" office:value-type="float" office:value="31">
            <text:p>31</text:p>
          </table:table-cell>
          <table:table-cell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/r/t the subsystem</text:p>
          </table:table-cell>
        </table:table-row>
        <table:table-row table:style-name="ro3">
          <table:table-cell table:style-name="ce3" table:formula="of:=[.A33]+1" office:value-type="float" office:value="32">
            <text:p>32</text:p>
          </table:table-cell>
          <table:table-cell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Repository is now on secured 3rd-party hosting for $12/month.</text:p>
          </table:table-cell>
        </table:table-row>
        <table:table-row table:style-name="ro3">
          <table:table-cell table:style-name="ce3" table:formula="of:=[.A34]+1" office:value-type="float" office:value="33">
            <text:p>33</text:p>
          </table:table-cell>
          <table:table-cell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0">
            <text:p>0.00%</text:p>
          </table:table-cell>
          <table:table-cell table:style-name="ce15"/>
        </table:table-row>
        <table:table-row table:style-name="ro3">
          <table:table-cell table:style-name="ce3" table:formula="of:=[.A35]+1" office:value-type="float" office:value="34">
            <text:p>34</text:p>
          </table:table-cell>
          <table:table-cell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36]+1" office:value-type="float" office:value="35">
            <text:p>35</text:p>
          </table:table-cell>
          <table:table-cell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37]+1" office:value-type="float" office:value="36">
            <text:p>36</text:p>
          </table:table-cell>
          <table:table-cell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38]+1" office:value-type="float" office:value="37">
            <text:p>37</text:p>
          </table:table-cell>
          <table:table-cell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39]+1" office:value-type="float" office:value="38">
            <text:p>38</text:p>
          </table:table-cell>
          <table:table-cell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40]+1" office:value-type="float" office:value="39">
            <text:p>39</text:p>
          </table:table-cell>
          <table:table-cell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41]+1" office:value-type="float" office:value="40">
            <text:p>40</text:p>
          </table:table-cell>
          <table:table-cell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Cost: $10.30</text:p>
          </table:table-cell>
        </table:table-row>
        <table:table-row table:style-name="ro3">
          <table:table-cell table:style-name="ce3" table:formula="of:=[.A42]+1" office:value-type="float" office:value="41">
            <text:p>41</text:p>
          </table:table-cell>
          <table:table-cell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8"/>
          <table:table-cell/>
          <table:table-cell table:style-name="ce15"/>
        </table:table-row>
        <table:table-row table:style-name="ro3">
          <table:table-cell table:style-name="ce3" table:formula="of:=[.A43]+1" office:value-type="float" office:value="42">
            <text:p>42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 office:value-type="date" office:date-value="2009-02-12">
            <text:p>2009-02-12</text:p>
          </table:table-cell>
          <table:table-cell office:value-type="percentage" office:value="0.9">
            <text:p>90.00%</text:p>
          </table:table-cell>
          <table:table-cell table:style-name="ce15" office:value-type="string">
            <text:p>Partial schematic complete, needs some annotations still</text:p>
          </table:table-cell>
        </table:table-row>
        <table:table-row table:style-name="ro4">
          <table:table-cell table:style-name="ce3" table:formula="of:=[.A44]+1" office:value-type="float" office:value="43">
            <text:p>43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 office:value-type="date" office:date-value="2009-02-12">
            <text:p>2009-02-12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Pulled Doug off of this (Wes is further ahead and they were working in parallel) <text:s/>to work on another spot.</text:p>
          </table:table-cell>
        </table:table-row>
        <table:table-row table:style-name="ro5">
          <table:table-cell table:style-name="ce3" table:formula="of:=[.A45]+1" office:value-type="float" office:value="44">
            <text:p>44</text:p>
          </table:table-cell>
          <table:table-cell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 office:value-type="date" office:date-value="2009-01-25">
            <text:p>2009-01-25</text:p>
          </table:table-cell>
          <table:table-cell office:value-type="percentage" office:value="0.4">
            <text:p>40.00%</text:p>
          </table:table-cell>
          <table:table-cell table:style-name="ce1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5">
          <table:table-cell table:style-name="ce3" table:formula="of:=[.A46]+1" office:value-type="float" office:value="45">
            <text:p>45</text:p>
          </table:table-cell>
          <table:table-cell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/>
          <table:table-cell office:value-type="percentage" office:value="0.6">
            <text:p>60.00%</text:p>
          </table:table-cell>
          <table:table-cell table:style-name="ce1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3">
          <table:table-cell table:style-name="ce3" table:formula="of:=[.A47]+1" office:value-type="float" office:value="46">
            <text:p>46</text:p>
          </table:table-cell>
          <table:table-cell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48]+1" office:value-type="float" office:value="47">
            <text:p>47</text:p>
          </table:table-cell>
          <table:table-cell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8"/>
          <table:table-cell office:value-type="percentage" office:value="0">
            <text:p>0.00%</text:p>
          </table:table-cell>
          <table:table-cell table:style-name="ce15"/>
        </table:table-row>
        <table:table-row table:style-name="ro2">
          <table:table-cell table:style-name="ce3" table:formula="of:=[.A49]+1" office:value-type="float" office:value="48">
            <text:p>48</text:p>
          </table:table-cell>
          <table:table-cell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8"/>
          <table:table-cell office:value-type="percentage" office:value="0">
            <text:p>0.00%</text:p>
          </table:table-cell>
          <table:table-cell table:style-name="ce15"/>
        </table:table-row>
        <table:table-row table:style-name="ro2">
          <table:table-cell table:style-name="ce3" table:formula="of:=[.A50]+1" office:value-type="float" office:value="49">
            <text:p>4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1]+1" office:value-type="float" office:value="50">
            <text:p>5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2]+1" office:value-type="float" office:value="51">
            <text:p>5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3]+1" office:value-type="float" office:value="52">
            <text:p>5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4]+1" office:value-type="float" office:value="53">
            <text:p>5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6]+1" office:value-type="float" office:value="55">
            <text:p>5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7]+1" office:value-type="float" office:value="56">
            <text:p>5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8]+1" office:value-type="float" office:value="57">
            <text:p>5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9]+1" office:value-type="float" office:value="58">
            <text:p>5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0]+1" office:value-type="float" office:value="59">
            <text:p>5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1]+1" office:value-type="float" office:value="60">
            <text:p>6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2]+1" office:value-type="float" office:value="61">
            <text:p>6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3]+1" office:value-type="float" office:value="62">
            <text:p>6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4]+1" office:value-type="float" office:value="63">
            <text:p>6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5]+1" office:value-type="float" office:value="64">
            <text:p>6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6]+1" office:value-type="float" office:value="65">
            <text:p>6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7]+1" office:value-type="float" office:value="66">
            <text:p>6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8]+1" office:value-type="float" office:value="67">
            <text:p>6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9]+1" office:value-type="float" office:value="68">
            <text:p>6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0]+1" office:value-type="float" office:value="69">
            <text:p>6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1]+1" office:value-type="float" office:value="70">
            <text:p>7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2]+1" office:value-type="float" office:value="71">
            <text:p>7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3]+1" office:value-type="float" office:value="72">
            <text:p>7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4]+1" office:value-type="float" office:value="73">
            <text:p>7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5]+1" office:value-type="float" office:value="74">
            <text:p>7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6]+1" office:value-type="float" office:value="75">
            <text:p>7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7]+1" office:value-type="float" office:value="76">
            <text:p>7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8]+1" office:value-type="float" office:value="77">
            <text:p>7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9]+1" office:value-type="float" office:value="78">
            <text:p>7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0]+1" office:value-type="float" office:value="79">
            <text:p>7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1]+1" office:value-type="float" office:value="80">
            <text:p>8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2]+1" office:value-type="float" office:value="81">
            <text:p>8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3]+1" office:value-type="float" office:value="82">
            <text:p>8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4]+1" office:value-type="float" office:value="83">
            <text:p>8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5]+1" office:value-type="float" office:value="84">
            <text:p>8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6]+1" office:value-type="float" office:value="85">
            <text:p>8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7]+1" office:value-type="float" office:value="86">
            <text:p>8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8]+1" office:value-type="float" office:value="87">
            <text:p>8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9]+1" office:value-type="float" office:value="88">
            <text:p>8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0]+1" office:value-type="float" office:value="89">
            <text:p>8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1]+1" office:value-type="float" office:value="90">
            <text:p>9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2]+1" office:value-type="float" office:value="91">
            <text:p>9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3]+1" office:value-type="float" office:value="92">
            <text:p>9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4]+1" office:value-type="float" office:value="93">
            <text:p>9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5]+1" office:value-type="float" office:value="94">
            <text:p>9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6]+1" office:value-type="float" office:value="95">
            <text:p>9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7]+1" office:value-type="float" office:value="96">
            <text:p>9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8]+1" office:value-type="float" office:value="97">
            <text:p>9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9]+1" office:value-type="float" office:value="98">
            <text:p>9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0]+1" office:value-type="float" office:value="99">
            <text:p>9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1]+1" office:value-type="float" office:value="100">
            <text:p>10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2]+1" office:value-type="float" office:value="101">
            <text:p>10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3]+1" office:value-type="float" office:value="102">
            <text:p>10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4]+1" office:value-type="float" office:value="103">
            <text:p>10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5]+1" office:value-type="float" office:value="104">
            <text:p>10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6]+1" office:value-type="float" office:value="105">
            <text:p>10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7]+1" office:value-type="float" office:value="106">
            <text:p>10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8]+1" office:value-type="float" office:value="107">
            <text:p>10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9]+1" office:value-type="float" office:value="108">
            <text:p>10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0]+1" office:value-type="float" office:value="109">
            <text:p>10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1]+1" office:value-type="float" office:value="110">
            <text:p>11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2]+1" office:value-type="float" office:value="111">
            <text:p>11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3]+1" office:value-type="float" office:value="112">
            <text:p>11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4]+1" office:value-type="float" office:value="113">
            <text:p>11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5]+1" office:value-type="float" office:value="114">
            <text:p>11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6]+1" office:value-type="float" office:value="115">
            <text:p>11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7]+1" office:value-type="float" office:value="116">
            <text:p>11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8]+1" office:value-type="float" office:value="117">
            <text:p>11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9]+1" office:value-type="float" office:value="118">
            <text:p>11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0]+1" office:value-type="float" office:value="119">
            <text:p>11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1]+1" office:value-type="float" office:value="120">
            <text:p>12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2]+1" office:value-type="float" office:value="121">
            <text:p>12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3]+1" office:value-type="float" office:value="122">
            <text:p>12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4]+1" office:value-type="float" office:value="123">
            <text:p>12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5]+1" office:value-type="float" office:value="124">
            <text:p>12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6]+1" office:value-type="float" office:value="125">
            <text:p>12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7]+1" office:value-type="float" office:value="126">
            <text:p>12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8]+1" office:value-type="float" office:value="127">
            <text:p>12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9]+1" office:value-type="float" office:value="128">
            <text:p>12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0]+1" office:value-type="float" office:value="129">
            <text:p>12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1]+1" office:value-type="float" office:value="130">
            <text:p>13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2]+1" office:value-type="float" office:value="131">
            <text:p>13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3]+1" office:value-type="float" office:value="132">
            <text:p>13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4]+1" office:value-type="float" office:value="133">
            <text:p>13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5]+1" office:value-type="float" office:value="134">
            <text:p>13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6]+1" office:value-type="float" office:value="135">
            <text:p>13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7]+1" office:value-type="float" office:value="136">
            <text:p>13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8]+1" office:value-type="float" office:value="137">
            <text:p>13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9]+1" office:value-type="float" office:value="138">
            <text:p>13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0]+1" office:value-type="float" office:value="139">
            <text:p>13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1]+1" office:value-type="float" office:value="140">
            <text:p>14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2]+1" office:value-type="float" office:value="141">
            <text:p>14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3]+1" office:value-type="float" office:value="142">
            <text:p>14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4]+1" office:value-type="float" office:value="143">
            <text:p>14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5]+1" office:value-type="float" office:value="144">
            <text:p>14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6]+1" office:value-type="float" office:value="145">
            <text:p>14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7]+1" office:value-type="float" office:value="146">
            <text:p>14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8]+1" office:value-type="float" office:value="147">
            <text:p>14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9]+1" office:value-type="float" office:value="148">
            <text:p>14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0]+1" office:value-type="float" office:value="149">
            <text:p>14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1]+1" office:value-type="float" office:value="150">
            <text:p>15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2]+1" office:value-type="float" office:value="151">
            <text:p>15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3]+1" office:value-type="float" office:value="152">
            <text:p>15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4]+1" office:value-type="float" office:value="153">
            <text:p>15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5]+1" office:value-type="float" office:value="154">
            <text:p>15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6]+1" office:value-type="float" office:value="155">
            <text:p>15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7]+1" office:value-type="float" office:value="156">
            <text:p>15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8]+1" office:value-type="float" office:value="157">
            <text:p>15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9]+1" office:value-type="float" office:value="158">
            <text:p>15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0]+1" office:value-type="float" office:value="159">
            <text:p>15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1]+1" office:value-type="float" office:value="160">
            <text:p>16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2]+1" office:value-type="float" office:value="161">
            <text:p>16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3]+1" office:value-type="float" office:value="162">
            <text:p>16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4]+1" office:value-type="float" office:value="163">
            <text:p>16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5]+1" office:value-type="float" office:value="164">
            <text:p>16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6]+1" office:value-type="float" office:value="165">
            <text:p>16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7]+1" office:value-type="float" office:value="166">
            <text:p>16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8]+1" office:value-type="float" office:value="167">
            <text:p>16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9]+1" office:value-type="float" office:value="168">
            <text:p>16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0]+1" office:value-type="float" office:value="169">
            <text:p>16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1]+1" office:value-type="float" office:value="170">
            <text:p>17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2]+1" office:value-type="float" office:value="171">
            <text:p>17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3]+1" office:value-type="float" office:value="172">
            <text:p>17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4]+1" office:value-type="float" office:value="173">
            <text:p>17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5]+1" office:value-type="float" office:value="174">
            <text:p>17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6]+1" office:value-type="float" office:value="175">
            <text:p>17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7]+1" office:value-type="float" office:value="176">
            <text:p>17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8]+1" office:value-type="float" office:value="177">
            <text:p>17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9]+1" office:value-type="float" office:value="178">
            <text:p>17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0]+1" office:value-type="float" office:value="179">
            <text:p>17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1]+1" office:value-type="float" office:value="180">
            <text:p>18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2]+1" office:value-type="float" office:value="181">
            <text:p>18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3]+1" office:value-type="float" office:value="182">
            <text:p>18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4]+1" office:value-type="float" office:value="183">
            <text:p>18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5]+1" office:value-type="float" office:value="184">
            <text:p>18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6]+1" office:value-type="float" office:value="185">
            <text:p>18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7]+1" office:value-type="float" office:value="186">
            <text:p>18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8]+1" office:value-type="float" office:value="187">
            <text:p>18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9]+1" office:value-type="float" office:value="188">
            <text:p>18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0]+1" office:value-type="float" office:value="189">
            <text:p>18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1]+1" office:value-type="float" office:value="190">
            <text:p>19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2]+1" office:value-type="float" office:value="191">
            <text:p>19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3]+1" office:value-type="float" office:value="192">
            <text:p>19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4]+1" office:value-type="float" office:value="193">
            <text:p>19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5]+1" office:value-type="float" office:value="194">
            <text:p>19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6]+1" office:value-type="float" office:value="195">
            <text:p>19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7]+1" office:value-type="float" office:value="196">
            <text:p>19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8]+1" office:value-type="float" office:value="197">
            <text:p>19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9]+1" office:value-type="float" office:value="198">
            <text:p>19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0]+1" office:value-type="float" office:value="199">
            <text:p>19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1]+1" office:value-type="float" office:value="200">
            <text:p>20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2]+1" office:value-type="float" office:value="201">
            <text:p>20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3]+1" office:value-type="float" office:value="202">
            <text:p>20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4]+1" office:value-type="float" office:value="203">
            <text:p>20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5]+1" office:value-type="float" office:value="204">
            <text:p>20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6]+1" office:value-type="float" office:value="205">
            <text:p>20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7]+1" office:value-type="float" office:value="206">
            <text:p>20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8]+1" office:value-type="float" office:value="207">
            <text:p>20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9]+1" office:value-type="float" office:value="208">
            <text:p>20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0]+1" office:value-type="float" office:value="209">
            <text:p>20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1]+1" office:value-type="float" office:value="210">
            <text:p>21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2]+1" office:value-type="float" office:value="211">
            <text:p>21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3]+1" office:value-type="float" office:value="212">
            <text:p>21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4]+1" office:value-type="float" office:value="213">
            <text:p>21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5]+1" office:value-type="float" office:value="214">
            <text:p>21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6]+1" office:value-type="float" office:value="215">
            <text:p>21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7]+1" office:value-type="float" office:value="216">
            <text:p>21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8]+1" office:value-type="float" office:value="217">
            <text:p>21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9]+1" office:value-type="float" office:value="218">
            <text:p>21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0]+1" office:value-type="float" office:value="219">
            <text:p>21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1]+1" office:value-type="float" office:value="220">
            <text:p>22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2]+1" office:value-type="float" office:value="221">
            <text:p>22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3]+1" office:value-type="float" office:value="222">
            <text:p>22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4]+1" office:value-type="float" office:value="223">
            <text:p>22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5]+1" office:value-type="float" office:value="224">
            <text:p>22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6]+1" office:value-type="float" office:value="225">
            <text:p>22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7]+1" office:value-type="float" office:value="226">
            <text:p>22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8]+1" office:value-type="float" office:value="227">
            <text:p>22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9]+1" office:value-type="float" office:value="228">
            <text:p>22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0]+1" office:value-type="float" office:value="229">
            <text:p>22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1]+1" office:value-type="float" office:value="230">
            <text:p>23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2]+1" office:value-type="float" office:value="231">
            <text:p>23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3]+1" office:value-type="float" office:value="232">
            <text:p>23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4]+1" office:value-type="float" office:value="233">
            <text:p>23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5]+1" office:value-type="float" office:value="234">
            <text:p>23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6]+1" office:value-type="float" office:value="235">
            <text:p>23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7]+1" office:value-type="float" office:value="236">
            <text:p>23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8]+1" office:value-type="float" office:value="237">
            <text:p>23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9]+1" office:value-type="float" office:value="238">
            <text:p>23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0]+1" office:value-type="float" office:value="239">
            <text:p>23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1]+1" office:value-type="float" office:value="240">
            <text:p>24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2]+1" office:value-type="float" office:value="241">
            <text:p>24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3]+1" office:value-type="float" office:value="242">
            <text:p>24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4]+1" office:value-type="float" office:value="243">
            <text:p>24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5]+1" office:value-type="float" office:value="244">
            <text:p>24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6]+1" office:value-type="float" office:value="245">
            <text:p>24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7]+1" office:value-type="float" office:value="246">
            <text:p>24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8]+1" office:value-type="float" office:value="247">
            <text:p>24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9]+1" office:value-type="float" office:value="248">
            <text:p>24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0]+1" office:value-type="float" office:value="249">
            <text:p>24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1]+1" office:value-type="float" office:value="250">
            <text:p>25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2]+1" office:value-type="float" office:value="251">
            <text:p>25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3]+1" office:value-type="float" office:value="252">
            <text:p>25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4]+1" office:value-type="float" office:value="253">
            <text:p>25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5]+1" office:value-type="float" office:value="254">
            <text:p>25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6]+1" office:value-type="float" office:value="255">
            <text:p>25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7]+1" office:value-type="float" office:value="256">
            <text:p>25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8]+1" office:value-type="float" office:value="257">
            <text:p>25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9]+1" office:value-type="float" office:value="258">
            <text:p>25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0]+1" office:value-type="float" office:value="259">
            <text:p>25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1]+1" office:value-type="float" office:value="260">
            <text:p>26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2]+1" office:value-type="float" office:value="261">
            <text:p>26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3]+1" office:value-type="float" office:value="262">
            <text:p>26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4]+1" office:value-type="float" office:value="263">
            <text:p>26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5]+1" office:value-type="float" office:value="264">
            <text:p>26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6]+1" office:value-type="float" office:value="265">
            <text:p>26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7]+1" office:value-type="float" office:value="266">
            <text:p>26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8]+1" office:value-type="float" office:value="267">
            <text:p>26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9]+1" office:value-type="float" office:value="268">
            <text:p>26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0]+1" office:value-type="float" office:value="269">
            <text:p>26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1]+1" office:value-type="float" office:value="270">
            <text:p>27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2]+1" office:value-type="float" office:value="271">
            <text:p>27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3]+1" office:value-type="float" office:value="272">
            <text:p>27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4]+1" office:value-type="float" office:value="273">
            <text:p>27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5]+1" office:value-type="float" office:value="274">
            <text:p>27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6]+1" office:value-type="float" office:value="275">
            <text:p>27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7]+1" office:value-type="float" office:value="276">
            <text:p>27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8]+1" office:value-type="float" office:value="277">
            <text:p>27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9]+1" office:value-type="float" office:value="278">
            <text:p>27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0]+1" office:value-type="float" office:value="279">
            <text:p>27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1]+1" office:value-type="float" office:value="280">
            <text:p>28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2]+1" office:value-type="float" office:value="281">
            <text:p>28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3]+1" office:value-type="float" office:value="282">
            <text:p>28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4]+1" office:value-type="float" office:value="283">
            <text:p>28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5]+1" office:value-type="float" office:value="284">
            <text:p>28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6]+1" office:value-type="float" office:value="285">
            <text:p>28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7]+1" office:value-type="float" office:value="286">
            <text:p>28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8]+1" office:value-type="float" office:value="287">
            <text:p>28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9]+1" office:value-type="float" office:value="288">
            <text:p>28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0]+1" office:value-type="float" office:value="289">
            <text:p>28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1]+1" office:value-type="float" office:value="290">
            <text:p>29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2]+1" office:value-type="float" office:value="291">
            <text:p>29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3]+1" office:value-type="float" office:value="292">
            <text:p>29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4]+1" office:value-type="float" office:value="293">
            <text:p>29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5]+1" office:value-type="float" office:value="294">
            <text:p>29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6]+1" office:value-type="float" office:value="295">
            <text:p>29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7]+1" office:value-type="float" office:value="296">
            <text:p>29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8]+1" office:value-type="float" office:value="297">
            <text:p>29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9]+1" office:value-type="float" office:value="298">
            <text:p>29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0]+1" office:value-type="float" office:value="299">
            <text:p>29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1]+1" office:value-type="float" office:value="300">
            <text:p>30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2]+1" office:value-type="float" office:value="301">
            <text:p>30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3]+1" office:value-type="float" office:value="302">
            <text:p>30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4]+1" office:value-type="float" office:value="303">
            <text:p>30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5]+1" office:value-type="float" office:value="304">
            <text:p>30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6]+1" office:value-type="float" office:value="305">
            <text:p>30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7]+1" office:value-type="float" office:value="306">
            <text:p>30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8]+1" office:value-type="float" office:value="307">
            <text:p>30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9]+1" office:value-type="float" office:value="308">
            <text:p>30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0]+1" office:value-type="float" office:value="309">
            <text:p>30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1]+1" office:value-type="float" office:value="310">
            <text:p>31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2]+1" office:value-type="float" office:value="311">
            <text:p>31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3]+1" office:value-type="float" office:value="312">
            <text:p>31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4]+1" office:value-type="float" office:value="313">
            <text:p>31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5]+1" office:value-type="float" office:value="314">
            <text:p>31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6]+1" office:value-type="float" office:value="315">
            <text:p>31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7]+1" office:value-type="float" office:value="316">
            <text:p>31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8]+1" office:value-type="float" office:value="317">
            <text:p>31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9]+1" office:value-type="float" office:value="318">
            <text:p>31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0]+1" office:value-type="float" office:value="319">
            <text:p>31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1]+1" office:value-type="float" office:value="320">
            <text:p>32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2]+1" office:value-type="float" office:value="321">
            <text:p>32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3]+1" office:value-type="float" office:value="322">
            <text:p>32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4]+1" office:value-type="float" office:value="323">
            <text:p>32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5]+1" office:value-type="float" office:value="324">
            <text:p>32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6]+1" office:value-type="float" office:value="325">
            <text:p>32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7]+1" office:value-type="float" office:value="326">
            <text:p>32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8]+1" office:value-type="float" office:value="327">
            <text:p>32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9]+1" office:value-type="float" office:value="328">
            <text:p>32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30]+1" office:value-type="float" office:value="329">
            <text:p>32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 table:visibility="filter" table:number-rows-repeated="181">
          <table:table-cell table:number-columns-repeated="8"/>
        </table:table-row>
        <table:table-row table:style-name="ro3" table:visibility="filter" table:number-rows-repeated="65023">
          <table:table-cell table:number-columns-repeated="8"/>
        </table:table-row>
        <table:table-row table:style-name="ro3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7"/>
        <table:table-column table:style-name="co8" table:default-cell-style-name="ce20"/>
        <table:table-column table:style-name="co8" table:default-cell-style-name="Default"/>
        <table:table-column table:style-name="co8" table:default-cell-style-name="ce24"/>
        <table:table-column table:style-name="co9" table:default-cell-style-name="ce26"/>
        <table:table-column table:style-name="co9" table:default-cell-style-name="ce27"/>
        <table:table-column table:style-name="co10" table:default-cell-style-name="ce27"/>
        <table:table-column table:style-name="co10" table:default-cell-style-name="ce26"/>
        <table:table-column table:style-name="co10" table:number-columns-repeated="4" table:default-cell-style-name="ce27"/>
        <table:table-column table:style-name="co11" table:default-cell-style-name="ce27"/>
        <table:table-column table:style-name="co9" table:number-columns-repeated="2" table:default-cell-style-name="ce27"/>
        <table:table-column table:style-name="co3" table:default-cell-style-name="Default"/>
        <table:table-row table:style-name="ro1">
          <table:table-cell table:style-name="ce1" table:formula="of:=['Action Item List'.A1]" office:value-type="string" office:string-value="PC-Based Modular Diagnostic Tools">
            <text:p>PC-Based Modular Diagnostic Tools</text:p>
          </table:table-cell>
          <table:table-cell table:style-name="ce1"/>
          <table:table-cell/>
          <table:table-cell table:style-name="ce1"/>
          <table:table-cell table:style-name="Default" table:number-columns-repeated="2"/>
          <table:table-cell table:style-name="ce1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29" table:formula="of:=['Action Item List'.H1]" office:value-type="date" office:date-value="2009-02-05" table:number-columns-spanned="2" table:number-rows-spanned="1">
            <office:annotation draw:style-name="gr2" draw:text-style-name="P2" svg:width="1.1319in" svg:height="0.237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2-05</text:p>
          </table:table-cell>
          <table:covered-table-cell table:style-name="Default"/>
          <table:table-cell table:style-name="ce30"/>
          <table:table-cell table:style-name="Default"/>
          <table:table-cell/>
        </table:table-row>
        <table:table-row table:style-name="ro2">
          <table:table-cell table:style-name="ce4" table:number-columns-repeated="3"/>
          <table:table-cell table:style-name="Default"/>
          <table:table-cell table:style-name="ce16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/>
        </table:table-row>
        <table:table-row table:style-name="ro6">
          <table:table-cell table:style-name="ce16" office:value-type="string">
            <text:p>Team Members</text:p>
          </table:table-cell>
          <table:table-cell table:style-name="ce16" office:value-type="string">
            <text:p>Major</text:p>
          </table:table-cell>
          <table:table-cell table:style-name="ce22" office:value-type="string">
            <text:p>Project </text:p>
            <text:p>Manager</text:p>
          </table:table-cell>
          <table:table-cell table:style-name="ce4" office:value-type="string">
            <text:p>Shorthand</text:p>
          </table:table-cell>
          <table:table-cell table:style-name="ce16" office:value-type="string">
            <text:p>W1</text:p>
          </table:table-cell>
          <table:table-cell table:style-name="ce16" office:value-type="string">
            <text:p>W2</text:p>
          </table:table-cell>
          <table:table-cell table:style-name="ce16" office:value-type="string">
            <text:p>W3</text:p>
          </table:table-cell>
          <table:table-cell table:style-name="ce16" office:value-type="string">
            <text:p>W4</text:p>
          </table:table-cell>
          <table:table-cell table:style-name="ce16" office:value-type="string">
            <text:p>W5</text:p>
          </table:table-cell>
          <table:table-cell table:style-name="ce16" office:value-type="string">
            <text:p>W6</text:p>
          </table:table-cell>
          <table:table-cell table:style-name="ce16" office:value-type="string">
            <text:p>W7</text:p>
          </table:table-cell>
          <table:table-cell table:style-name="ce16" office:value-type="string">
            <text:p>W8</text:p>
          </table:table-cell>
          <table:table-cell table:style-name="ce16" office:value-type="string">
            <text:p>W9</text:p>
          </table:table-cell>
          <table:table-cell table:style-name="ce16" office:value-type="string">
            <text:p>W10</text:p>
          </table:table-cell>
          <table:table-cell table:style-name="ce16" office:value-type="string">
            <text:p>W11</text:p>
          </table:table-cell>
          <table:table-cell table:style-name="ce16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19" office:value-type="string">
            <text:p>CpE/EE</text:p>
          </table:table-cell>
          <table:table-cell table:style-name="ce23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style-name="ce31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0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6" office:value-type="float" office:value="8">
            <text:p>8.00</text:p>
          </table:table-cell>
          <table:table-cell table:style-name="ce26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31" table:formula="of:=SUM([.E5:.O5])" office:value-type="float" office:value="38">
            <text:p>38</text:p>
          </table:table-cell>
        </table:table-row>
        <table:table-row table:style-name="ro7">
          <table:table-cell office:value-type="string">
            <text:p>Wesley Tredinnick</text:p>
          </table:table-cell>
          <table:table-cell/>
          <table:table-cell table:style-name="ce20"/>
          <table:table-cell office:value-type="string">
            <text:p>WT</text:p>
          </table:table-cell>
          <table:table-cell table:style-name="ce27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31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28" office:value-type="date" office:date-value="2008-09-15">
            <text:p>09/15/08</text:p>
          </table:table-cell>
          <table:table-cell table:style-name="ce28" office:value-type="date" office:date-value="2008-09-22">
            <text:p>09/22/08</text:p>
          </table:table-cell>
          <table:table-cell table:style-name="ce28" office:value-type="date" office:date-value="2008-09-29">
            <text:p>09/29/08</text:p>
          </table:table-cell>
          <table:table-cell table:style-name="ce28" office:value-type="date" office:date-value="2008-10-06">
            <text:p>10/06/08</text:p>
          </table:table-cell>
          <table:table-cell table:style-name="ce28" office:value-type="date" office:date-value="2008-10-13">
            <text:p>10/13/08</text:p>
          </table:table-cell>
          <table:table-cell table:style-name="ce28" office:value-type="date" office:date-value="2008-10-20">
            <text:p>10/20/08</text:p>
          </table:table-cell>
          <table:table-cell table:style-name="ce28" office:value-type="date" office:date-value="2008-10-27">
            <text:p>10/27/08</text:p>
          </table:table-cell>
          <table:table-cell table:style-name="ce28" office:value-type="date" office:date-value="2008-11-03">
            <text:p>11/03/08</text:p>
          </table:table-cell>
          <table:table-cell table:style-name="ce28" office:value-type="date" office:date-value="2008-11-10">
            <text:p>11/10/08</text:p>
          </table:table-cell>
          <table:table-cell table:style-name="ce28" office:value-type="date" office:date-value="2008-11-17">
            <text:p>11/17/08</text:p>
          </table:table-cell>
          <table:table-cell table:style-name="ce28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2"/>
          <table:table-cell/>
        </table:table-row>
        <table:table-row table:style-name="ro8">
          <table:table-cell office:value-type="string">
            <text:p>Joseph Lenox</text:p>
          </table:table-cell>
          <table:table-cell table:style-name="ce19" office:value-type="string">
            <text:p>CpE/EE</text:p>
          </table:table-cell>
          <table:table-cell table:style-name="ce23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table:number-columns-repeated="7" office:value-type="float" office:value="0">
            <text:p>0.00</text:p>
          </table:table-cell>
          <table:table-cell table:style-name="ce32" table:formula="of:=SUM([.E9:.O9])" office:value-type="float" office:value="8">
            <text:p>8.00</text:p>
          </table:table-cell>
        </table:table-row>
        <table:table-row table:style-name="ro3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0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6" office:value-type="float" office:value="0">
            <text:p>0.00</text:p>
          </table:table-cell>
          <table:table-cell table:number-columns-repeated="8" office:value-type="float" office:value="0">
            <text:p>0.00</text:p>
          </table:table-cell>
          <table:table-cell table:style-name="ce32" table:formula="of:=SUM([.E10:.O10])" office:value-type="float" office:value="0">
            <text:p>0.00</text:p>
          </table:table-cell>
        </table:table-row>
        <table:table-row table:style-name="ro3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0"/>
          <table:table-cell office:value-type="string">
            <text:p>WT</text:p>
          </table:table-cell>
          <table:table-cell table:style-name="ce27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table:number-columns-repeated="7" office:value-type="float" office:value="0">
            <text:p>0.00</text:p>
          </table:table-cell>
          <table:table-cell table:style-name="ce32" table:formula="of:=SUM([.E11:.O11])" office:value-type="float" office:value="16">
            <text:p>16.00</text:p>
          </table:table-cell>
        </table:table-row>
        <table:table-row table:style-name="ro3">
          <table:table-cell table:style-name="ce18" office:value-type="string">
            <text:p>Matthew Morgan</text:p>
          </table:table-cell>
          <table:table-cell table:style-name="ce21" office:value-type="string">
            <text:p>CpE</text:p>
          </table:table-cell>
          <table:table-cell table:style-name="ce21"/>
          <table:table-cell table:style-name="ce25" office:value-type="string">
            <text:p>MM</text:p>
          </table:table-cell>
          <table:table-cell table:style-name="ce27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7" office:value-type="float" office:value="0">
            <text:p>0.00</text:p>
          </table:table-cell>
          <table:table-cell table:number-columns-repeated="7" office:value-type="float" office:value="0">
            <text:p>0.00</text:p>
          </table:table-cell>
          <table:table-cell table:style-name="ce32" table:formula="of:=SUM([.E12:.O12])" office:value-type="float" office:value="0">
            <text:p>0.00</text:p>
          </table:table-cell>
        </table:table-row>
        <table:table-row table:style-name="ro3">
          <table:table-cell table:style-name="ce18" office:value-type="string">
            <text:p>Nick Hamann</text:p>
          </table:table-cell>
          <table:table-cell table:style-name="ce21" table:number-columns-repeated="2"/>
          <table:table-cell table:style-name="ce25" office:value-type="string">
            <text:p>NH</text:p>
          </table:table-cell>
          <table:table-cell table:style-name="ce2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5">
            <text:p>5.00</text:p>
          </table:table-cell>
          <table:table-cell table:style-name="ce27" office:value-type="float" office:value="7">
            <text:p>7.00</text:p>
          </table:table-cell>
          <table:table-cell table:number-columns-repeated="7" office:value-type="float" office:value="0">
            <text:p>0.00</text:p>
          </table:table-cell>
          <table:table-cell table:style-name="ce32" table:formula="of:=SUM([.E13:.O13])" office:value-type="float" office:value="12">
            <text:p>12.00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8" office:value-type="date" office:date-value="2009-01-12">
            <text:p>01/12/09</text:p>
          </table:table-cell>
          <table:table-cell table:style-name="ce28" office:value-type="date" office:date-value="2009-01-19">
            <text:p>01/19/09</text:p>
          </table:table-cell>
          <table:table-cell table:style-name="ce28" office:value-type="date" office:date-value="2009-01-26">
            <text:p>01/26/09</text:p>
          </table:table-cell>
          <table:table-cell table:style-name="ce28" office:value-type="date" office:date-value="2009-02-02">
            <text:p>02/02/09</text:p>
          </table:table-cell>
          <table:table-cell table:style-name="ce28" office:value-type="date" office:date-value="2009-02-09">
            <text:p>02/09/09</text:p>
          </table:table-cell>
          <table:table-cell table:style-name="ce28" office:value-type="date" office:date-value="2009-02-16">
            <text:p>02/16/09</text:p>
          </table:table-cell>
          <table:table-cell table:style-name="ce28" office:value-type="date" office:date-value="2009-02-23">
            <text:p>02/23/09</text:p>
          </table:table-cell>
          <table:table-cell table:style-name="ce28" office:value-type="date" office:date-value="2009-03-02">
            <text:p>03/02/09</text:p>
          </table:table-cell>
          <table:table-cell table:style-name="ce28" office:value-type="date" office:date-value="2009-03-09">
            <text:p>03/09/09</text:p>
          </table:table-cell>
          <table:table-cell table:style-name="ce28" office:value-type="date" office:date-value="2009-03-16">
            <text:p>03/16/09</text:p>
          </table:table-cell>
          <table:table-cell table:style-name="ce28" office:value-type="date" office:date-value="2009-03-23">
            <text:p>03/23/09</text:p>
          </table:table-cell>
          <table:table-cell/>
        </table:table-row>
      </table:table>
      <table:table table:name="Meeting Agendas" table:style-name="ta1" table:print="false">
        <table:table-column table:style-name="co12" table:default-cell-style-name="Default"/>
        <table:table-column table:style-name="co3" table:default-cell-style-name="ce8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row table:style-name="ro9">
          <table:table-cell table:style-name="ce33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3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7" table:formula="of:=['Action Item List'.H1]" office:value-type="date" office:date-value="2009-02-05">
            <text:p>02/05/09</text:p>
          </table:table-cell>
          <table:table-cell table:number-columns-repeated="2"/>
          <table:table-cell table:style-name="ce33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34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style-name="ce35" table:formula="of:=[.A19]+1" office:value-type="float" office:value="18">
            <text:p>18</text:p>
          </table:table-cell>
          <table:table-cell table:style-name="ce38" office:value-type="date" office:date-value="2008-11-12">
            <text:p>2008-11-12</text:p>
          </table:table-cell>
          <table:table-cell table:style-name="ce35"/>
          <table:table-cell table:style-name="ce41" office:value-type="string">
            <text:p>Review AIL</text:p>
          </table:table-cell>
          <table:table-cell table:style-name="ce35" office:value-type="string">
            <text:p>Y</text:p>
          </table:table-cell>
          <table:table-cell table:style-name="ce44"/>
          <table:table-cell table:number-columns-repeated="5"/>
        </table:table-row>
        <table:table-row table:style-name="ro3">
          <table:table-cell table:style-name="ce36" table:formula="of:=[.A20]+1" office:value-type="float" office:value="19">
            <text:p>19</text:p>
          </table:table-cell>
          <table:table-cell table:style-name="ce39" office:value-type="date" office:date-value="2008-11-12">
            <text:p>2008-11-12</text:p>
          </table:table-cell>
          <table:table-cell table:style-name="ce36"/>
          <table:table-cell table:style-name="ce42" office:value-type="string">
            <text:p>Review Draft proposal</text:p>
          </table:table-cell>
          <table:table-cell table:style-name="ce36" office:value-type="string">
            <text:p>Y</text:p>
          </table:table-cell>
          <table:table-cell table:style-name="ce45"/>
          <table:table-cell table:number-columns-repeated="5"/>
        </table:table-row>
        <table:table-row table:style-name="ro3">
          <table:table-cell table:style-name="ce36" table:formula="of:=[.A21]+1" office:value-type="float" office:value="20">
            <text:p>20</text:p>
          </table:table-cell>
          <table:table-cell table:style-name="ce39" office:value-type="date" office:date-value="2008-11-12">
            <text:p>2008-11-12</text:p>
          </table:table-cell>
          <table:table-cell table:style-name="ce36" office:value-type="float" office:value="35">
            <text:p>35</text:p>
          </table:table-cell>
          <table:table-cell table:style-name="ce42" office:value-type="string">
            <text:p>Presentation</text:p>
          </table:table-cell>
          <table:table-cell table:style-name="ce36" office:value-type="string">
            <text:p>Y</text:p>
          </table:table-cell>
          <table:table-cell table:style-name="ce45"/>
          <table:table-cell table:number-columns-repeated="5"/>
        </table:table-row>
        <table:table-row table:style-name="ro3">
          <table:table-cell table:style-name="ce36" table:formula="of:=[.A22]+1" office:value-type="float" office:value="21">
            <text:p>21</text:p>
          </table:table-cell>
          <table:table-cell table:style-name="ce39" office:value-type="date" office:date-value="2009-01-15">
            <text:p>2009-01-15</text:p>
          </table:table-cell>
          <table:table-cell table:style-name="ce36"/>
          <table:table-cell table:style-name="ce42" office:value-type="string">
            <text:p>Lost TG, need to rebalance workload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>
          <table:table-cell table:style-name="ce36" table:formula="of:=[.A23]+1" office:value-type="float" office:value="22">
            <text:p>22</text:p>
          </table:table-cell>
          <table:table-cell table:style-name="ce39" office:value-type="date" office:date-value="2009-01-15">
            <text:p>2009-01-15</text:p>
          </table:table-cell>
          <table:table-cell table:style-name="ce36" office:value-type="float" office:value="45">
            <text:p>45</text:p>
          </table:table-cell>
          <table:table-cell table:style-name="ce42" office:value-type="string">
            <text:p>Ordering parts, preliminary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Parts are listed in design book</text:p>
          </table:table-cell>
          <table:table-cell table:number-columns-repeated="5"/>
        </table:table-row>
        <table:table-row table:style-name="ro3">
          <table:table-cell table:style-name="ce36" table:formula="of:=[.A24]+1" office:value-type="float" office:value="23">
            <text:p>23</text:p>
          </table:table-cell>
          <table:table-cell table:style-name="ce39" office:value-type="date" office:date-value="2009-01-15">
            <text:p>2009-01-15</text:p>
          </table:table-cell>
          <table:table-cell table:style-name="ce36" office:value-type="float" office:value="41">
            <text:p>41</text:p>
          </table:table-cell>
          <table:table-cell table:style-name="ce42" office:value-type="string">
            <text:p>Team Memo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Wes is handling this.</text:p>
          </table:table-cell>
          <table:table-cell table:number-columns-repeated="5"/>
        </table:table-row>
        <table:table-row table:style-name="ro3">
          <table:table-cell table:style-name="ce36" table:formula="of:=[.A25]+1" office:value-type="float" office:value="24">
            <text:p>24</text:p>
          </table:table-cell>
          <table:table-cell table:style-name="ce39" office:value-type="date" office:date-value="2009-01-15">
            <text:p>2009-01-15</text:p>
          </table:table-cell>
          <table:table-cell table:style-name="ce36"/>
          <table:table-cell table:style-name="ce42" office:value-type="string">
            <text:p>Review AIL</text:p>
          </table:table-cell>
          <table:table-cell table:style-name="ce36" office:value-type="string">
            <text:p>Y</text:p>
          </table:table-cell>
          <table:table-cell table:style-name="ce45"/>
          <table:table-cell table:number-columns-repeated="5"/>
        </table:table-row>
        <table:table-row table:style-name="ro4">
          <table:table-cell table:style-name="ce36" table:formula="of:=[.A26]+1" office:value-type="float" office:value="25">
            <text:p>25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Part order update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4">
          <table:table-cell table:style-name="ce36" table:formula="of:=[.A27]+1" office:value-type="float" office:value="26">
            <text:p>26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BlueGiga breakout chip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>
          <table:table-cell table:style-name="ce36" table:formula="of:=[.A28]+1" office:value-type="float" office:value="27">
            <text:p>27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Another meeting time?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Should we pick another meeting time?</text:p>
          </table:table-cell>
          <table:table-cell table:number-columns-repeated="5"/>
        </table:table-row>
        <table:table-row table:style-name="ro3">
          <table:table-cell table:style-name="ce36" table:formula="of:=[.A29]+1" office:value-type="float" office:value="28">
            <text:p>28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AIL review.</text:p>
          </table:table-cell>
          <table:table-cell table:style-name="ce36"/>
          <table:table-cell table:style-name="ce45"/>
          <table:table-cell table:number-columns-repeated="5"/>
        </table:table-row>
        <table:table-row table:style-name="ro4">
          <table:table-cell table:style-name="ce36" table:formula="of:=[.A30]+1" office:value-type="float" office:value="29">
            <text:p>29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E215 computer + keys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4">
          <table:table-cell table:style-name="ce36" table:formula="of:=[.A31]+1" office:value-type="float" office:value="30">
            <text:p>30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Doug's repository woes.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0">
          <table:table-cell table:style-name="ce36" table:formula="of:=[.A32]+1" office:value-type="float" office:value="31">
            <text:p>31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LabVIEW/MATLAB alternatives – GNU Octave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5">
          <table:table-cell table:style-name="ce36" table:formula="of:=[.A33]+1" office:value-type="float" office:value="32">
            <text:p>32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Op-amp usage/clarification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4">
          <table:table-cell table:style-name="ce37" table:formula="of:=[.A34]+1" office:value-type="float" office:value="33">
            <text:p>33</text:p>
          </table:table-cell>
          <table:table-cell table:style-name="ce40" office:value-type="date" office:date-value="2009-02-05">
            <text:p>2009-02-05</text:p>
          </table:table-cell>
          <table:table-cell table:style-name="ce37"/>
          <table:table-cell table:style-name="ce43" office:value-type="string">
            <text:p>Joe's Schedule Hell</text:p>
          </table:table-cell>
          <table:table-cell table:style-name="ce37" office:value-type="string">
            <text:p>Y</text:p>
          </table:table-cell>
          <table:table-cell table:style-name="ce46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3">
          <table:table-cell table:formula="of:=[.A35]+1" office:value-type="float" office:value="34">
            <text:p>34</text:p>
          </table:table-cell>
          <table:table-cell table:number-columns-repeated="10"/>
        </table:table-row>
        <table:table-row table:style-name="ro3">
          <table:table-cell table:formula="of:=[.A36]+1" office:value-type="float" office:value="35">
            <text:p>35</text:p>
          </table:table-cell>
          <table:table-cell table:number-columns-repeated="10"/>
        </table:table-row>
        <table:table-row table:style-name="ro3">
          <table:table-cell table:formula="of:=[.A37]+1" office:value-type="float" office:value="36">
            <text:p>36</text:p>
          </table:table-cell>
          <table:table-cell table:number-columns-repeated="10"/>
        </table:table-row>
        <table:table-row table:style-name="ro3">
          <table:table-cell table:formula="of:=[.A38]+1" office:value-type="float" office:value="37">
            <text:p>37</text:p>
          </table:table-cell>
          <table:table-cell table:number-columns-repeated="10"/>
        </table:table-row>
        <table:table-row table:style-name="ro3">
          <table:table-cell table:formula="of:=[.A39]+1" office:value-type="float" office:value="38">
            <text:p>38</text:p>
          </table:table-cell>
          <table:table-cell table:number-columns-repeated="10"/>
        </table:table-row>
        <table:table-row table:style-name="ro3">
          <table:table-cell table:formula="of:=[.A40]+1" office:value-type="float" office:value="39">
            <text:p>39</text:p>
          </table:table-cell>
          <table:table-cell table:number-columns-repeated="10"/>
        </table:table-row>
        <table:table-row table:style-name="ro3">
          <table:table-cell table:formula="of:=[.A41]+1" office:value-type="float" office:value="40">
            <text:p>40</text:p>
          </table:table-cell>
          <table:table-cell table:number-columns-repeated="10"/>
        </table:table-row>
        <table:table-row table:style-name="ro3">
          <table:table-cell table:formula="of:=[.A42]+1" office:value-type="float" office:value="41">
            <text:p>41</text:p>
          </table:table-cell>
          <table:table-cell table:number-columns-repeated="10"/>
        </table:table-row>
        <table:table-row table:style-name="ro3">
          <table:table-cell table:formula="of:=[.A43]+1" office:value-type="float" office:value="42">
            <text:p>42</text:p>
          </table:table-cell>
          <table:table-cell table:number-columns-repeated="10"/>
        </table:table-row>
        <table:table-row table:style-name="ro3">
          <table:table-cell table:formula="of:=[.A44]+1" office:value-type="float" office:value="43">
            <text:p>43</text:p>
          </table:table-cell>
          <table:table-cell table:number-columns-repeated="10"/>
        </table:table-row>
        <table:table-row table:style-name="ro3">
          <table:table-cell table:formula="of:=[.A45]+1" office:value-type="float" office:value="44">
            <text:p>44</text:p>
          </table:table-cell>
          <table:table-cell table:number-columns-repeated="10"/>
        </table:table-row>
        <table:table-row table:style-name="ro3">
          <table:table-cell table:formula="of:=[.A46]+1" office:value-type="float" office:value="45">
            <text:p>45</text:p>
          </table:table-cell>
          <table:table-cell table:number-columns-repeated="10"/>
        </table:table-row>
        <table:table-row table:style-name="ro3">
          <table:table-cell table:formula="of:=[.A47]+1" office:value-type="float" office:value="46">
            <text:p>46</text:p>
          </table:table-cell>
          <table:table-cell table:number-columns-repeated="10"/>
        </table:table-row>
        <table:table-row table:style-name="ro3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3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3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3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3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3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3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3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3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3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3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3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database-ranges>
        <table:database-range table:target-range-address="'Action Item List'.A1:'Action Item List'.H331" table:contains-header="false">
          <table:filter>
            <table:filter-condition table:field-number="6" table:value="100%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8">02/08/2009</text:date>, <text:time>19:5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2-08T19:54:15.90</dc:date>
    <meta:editing-duration>PT17H56M34S</meta:editing-duration>
    <meta:editing-cycles>102</meta:editing-cycles>
    <meta:printed-by>Joseph Lenox</meta:printed-by>
    <meta:print-date>2008-11-05T17:55:14.48</meta:print-date>
    <dc:creator>Quixley Foxford</dc:creator>
    <meta:document-statistic meta:table-count="3" meta:cell-count="1082" meta:object-count="0"/>
    <meta:user-defined meta:name="Info 1"/>
    <meta:user-defined meta:name="Info 2"/>
    <meta:user-defined meta:name="Info 3"/>
    <meta:user-defined meta:name="Info 4"/>
  </office:meta>
</office:document-meta>
</file>